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F00000229A31D6A4EA0EBE1F1.png" manifest:media-type="image/png"/>
  <manifest:file-entry manifest:full-path="Pictures/100002010000033F00000229DEC285DC85F9C5B0.png" manifest:media-type="image/png"/>
  <manifest:file-entry manifest:full-path="Pictures/100002010000033F0000022989FEF62CA5E005B8.png" manifest:media-type="image/png"/>
  <manifest:file-entry manifest:full-path="Pictures/100002010000033F00000229E26BF2D004889DAE.png" manifest:media-type="image/png"/>
  <manifest:file-entry manifest:full-path="Pictures/100002010000033F000002291D5F307F495F4744.png" manifest:media-type="image/png"/>
  <manifest:file-entry manifest:full-path="Pictures/100002010000033F000002299252022B4A72AF92.png" manifest:media-type="image/png"/>
  <manifest:file-entry manifest:full-path="Pictures/100002010000033F000002295BB791EAE0AF1BF7.png" manifest:media-type="image/png"/>
  <manifest:file-entry manifest:full-path="Pictures/100002010000033F000002294E22D28747A9F246.png" manifest:media-type="image/png"/>
  <manifest:file-entry manifest:full-path="Pictures/100002010000033F000002295F6C80EFF5311294.png" manifest:media-type="image/png"/>
  <manifest:file-entry manifest:full-path="Pictures/100002010000033F00000229ED233B8F81D60E2F.png" manifest:media-type="image/png"/>
  <manifest:file-entry manifest:full-path="Pictures/100002010000033F000002291B063CF907E7ED86.png" manifest:media-type="image/png"/>
  <manifest:file-entry manifest:full-path="Pictures/100002010000033F000002291E4A229D12C47CD6.png" manifest:media-type="image/png"/>
  <manifest:file-entry manifest:full-path="Pictures/100002010000033F00000229F154687663653E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753cm, 1.266cm, 5.33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314cm, 2.501cm, 5.89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753cm, 2.164cm, 5.1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246cm, 2.276cm, 5.40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09cm, 2.613cm, 6.232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753cm, 1.94cm, 5.22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426cm, 1.939cm, 6.1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865cm, 2.163cm, 5.783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09cm, 2.389cm, 6.344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314cm, 2.5cm, 6.23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539cm, 2.388cm, 5.895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202cm, 2.5cm, 5.67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1.467cm, 1.828cm, 4.549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568cm, 12.28cm, 10.08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34cm" svg:height="6cm" svg:x="4cm" svg:y="1cm">
          <draw:image xlink:href="Pictures/100002010000033F000002294E22D28747A9F246.png" xlink:type="simple" xlink:show="embed" xlink:actuate="onLoad">
            <text:p/>
          </draw:image>
        </draw:frame>
        <draw:frame draw:style-name="gr2" draw:text-style-name="P1" draw:layer="layout" svg:width="5.33cm" svg:height="6cm" svg:x="9.6cm" svg:y="1cm">
          <draw:image xlink:href="Pictures/100002010000033F000002291E4A229D12C47CD6.png" xlink:type="simple" xlink:show="embed" xlink:actuate="onLoad">
            <text:p/>
          </draw:image>
        </draw:frame>
        <draw:frame draw:style-name="gr3" draw:text-style-name="P1" draw:layer="layout" svg:width="5.84cm" svg:height="6cm" svg:x="1cm" svg:y="7.75cm">
          <draw:image xlink:href="Pictures/100002010000033F000002295F6C80EFF5311294.png" xlink:type="simple" xlink:show="embed" xlink:actuate="onLoad">
            <text:p/>
          </draw:image>
        </draw:frame>
        <draw:frame draw:style-name="gr4" draw:text-style-name="P1" draw:layer="layout" svg:width="5.5cm" svg:height="6cm" svg:x="15.09cm" svg:y="1cm">
          <draw:image xlink:href="Pictures/100002010000033F000002295BB791EAE0AF1BF7.png" xlink:type="simple" xlink:show="embed" xlink:actuate="onLoad">
            <text:p/>
          </draw:image>
        </draw:frame>
        <draw:frame draw:style-name="gr5" draw:text-style-name="P1" draw:layer="layout" svg:width="5.32cm" svg:height="6cm" svg:x="8.14cm" svg:y="7.75cm">
          <draw:image xlink:href="Pictures/100002010000033F000002291B063CF907E7ED86.png" xlink:type="simple" xlink:show="embed" xlink:actuate="onLoad">
            <text:p/>
          </draw:image>
        </draw:frame>
        <draw:frame draw:style-name="gr6" draw:text-style-name="P1" draw:layer="layout" svg:width="5.67cm" svg:height="6cm" svg:x="14.92cm" svg:y="7.75cm">
          <draw:image xlink:href="Pictures/100002010000033F00000229F154687663653E2A.png" xlink:type="simple" xlink:show="embed" xlink:actuate="onLoad">
            <text:p/>
          </draw:image>
        </draw:frame>
        <draw:frame draw:style-name="gr7" draw:text-style-name="P1" draw:layer="layout" svg:width="4.94cm" svg:height="6cm" svg:x="1cm" svg:y="14.5cm">
          <draw:image xlink:href="Pictures/100002010000033F00000229ED233B8F81D60E2F.png" xlink:type="simple" xlink:show="embed" xlink:actuate="onLoad">
            <text:p/>
          </draw:image>
        </draw:frame>
        <draw:frame draw:style-name="gr8" draw:text-style-name="P1" draw:layer="layout" svg:width="5.46cm" svg:height="6cm" svg:x="8.07cm" svg:y="14.5cm">
          <draw:image xlink:href="Pictures/100002010000033F000002299252022B4A72AF92.png" xlink:type="simple" xlink:show="embed" xlink:actuate="onLoad">
            <text:p/>
          </draw:image>
        </draw:frame>
        <draw:frame draw:style-name="gr9" draw:text-style-name="P1" draw:layer="layout" svg:width="5.17cm" svg:height="6cm" svg:x="15.42cm" svg:y="14.5cm">
          <draw:image xlink:href="Pictures/100002010000033F00000229E26BF2D004889DAE.png" xlink:type="simple" xlink:show="embed" xlink:actuate="onLoad">
            <text:p/>
          </draw:image>
        </draw:frame>
        <draw:frame draw:style-name="gr10" draw:text-style-name="P1" draw:layer="layout" svg:width="5.16cm" svg:height="6cm" svg:x="1cm" svg:y="20.94cm">
          <draw:image xlink:href="Pictures/100002010000033F000002291D5F307F495F4744.png" xlink:type="simple" xlink:show="embed" xlink:actuate="onLoad">
            <text:p/>
          </draw:image>
        </draw:frame>
        <draw:frame draw:style-name="gr11" draw:text-style-name="P1" draw:layer="layout" svg:width="5.17cm" svg:height="6cm" svg:x="8.21cm" svg:y="20.94cm">
          <draw:image xlink:href="Pictures/100002010000033F0000022989FEF62CA5E005B8.png" xlink:type="simple" xlink:show="embed" xlink:actuate="onLoad">
            <text:p/>
          </draw:image>
        </draw:frame>
        <draw:frame draw:style-name="gr12" draw:text-style-name="P1" draw:layer="layout" svg:width="5.5cm" svg:height="6cm" svg:x="15.09cm" svg:y="20.94cm">
          <draw:image xlink:href="Pictures/100002010000033F00000229DEC285DC85F9C5B0.png" xlink:type="simple" xlink:show="embed" xlink:actuate="onLoad">
            <text:p/>
          </draw:image>
        </draw:frame>
        <draw:g>
          <draw:frame draw:style-name="gr13" draw:text-style-name="P1" draw:layer="layout" svg:width="2.799cm" svg:height="6cm" svg:x="1cm" svg:y="1cm">
            <draw:image xlink:href="Pictures/100002010000033F00000229A31D6A4EA0EBE1F1.png" xlink:type="simple" xlink:show="embed" xlink:actuate="onLoad">
              <text:p/>
            </draw:image>
          </draw:frame>
          <draw:frame draw:style-name="gr14" draw:text-style-name="P1" draw:layer="layout" svg:width="1.56cm" svg:height="1.099cm" svg:x="1.84cm" svg:y="1cm">
            <draw:image xlink:href="Pictures/100002010000033F00000229A31D6A4EA0EBE1F1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1T09:32:27.160330310</meta:creation-date>
    <dc:date>2022-04-01T10:21:35.012482768</dc:date>
    <meta:editing-duration>PT7M59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